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20fb" officeooo:paragraph-rsid="000120fb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ідключеня до віддаленого сервера AWS по SSH:</text:p>
      <text:p text:style-name="P1"/>
      <text:p text:style-name="P1">1. Команда з ключом:</text:p>
      <text:p text:style-name="P1"><text:s/><text:span text:style-name="T1">chmod 400</text:span> (фаіл ключа Bot_sky_up.pem)</text:p>
      <text:p text:style-name="P1">2. Команда підключення: </text:p>
      <text:p text:style-name="P1"><text:s/><text:span text:style-name="T1">ssh -i</text:span> "Bot_sky_up.pem" <text:a xlink:type="simple" xlink:href="mailto:ubuntu@ec2-16-170-252-128.eu-north-1.compute.amazonaws.com" text:style-name="Internet_20_link" text:visited-style-name="Visited_20_Internet_20_Link">ubuntu@ec2-16-170-252-128.eu-north-1.compute.amazonaws.com</text:a></text:p>
      <text:p text:style-name="P1">3. Далі треба обновити систему та встановити пакети які реба для програмии</text:p>
      <text:p text:style-name="P1">4. Передача файлів на віддалену машину:</text:p>
      <text:p text:style-name="P1"><text:s/><text:span text:style-name="T1">sudo scp -i</text:span> "Bot_sky_up.pem" Fly_radar_prod.py <text:a xlink:type="simple" xlink:href="mailto:ubuntu@ec2-16-170-252-128.eu-north-1.compute.amazonaws.com" text:style-name="Internet_20_link" text:visited-style-name="Visited_20_Internet_20_Link">ubuntu@ec2-16-170-252-128.eu-north-1.compute.amazonaws.com</text:a>:/home/ubuntu/Bot</text:p>
      <text:p text:style-name="P1"/>
      <text:p text:style-name="P1">5. <text:s/>Запуск файлу пайтон у фоновому режимі:</text:p>
      <text:p text:style-name="P1"><text:s/><text:span text:style-name="T1">nohup</text:span> python3 bot_skyup_2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9:24:14.969884163</meta:creation-date>
    <dc:date>2023-08-24T19:34:15.360486472</dc:date>
    <meta:editing-duration>PT10M1S</meta:editing-duration>
    <meta:editing-cycles>1</meta:editing-cycles>
    <meta:document-statistic meta:table-count="0" meta:image-count="0" meta:object-count="0" meta:page-count="1" meta:paragraph-count="10" meta:word-count="57" meta:character-count="517" meta:non-whitespace-character-count="464"/>
    <meta:generator>LibreOffice/7.3.7.2$Linux_X86_64 LibreOffice_project/30$Build-2</meta:generator>
  </office:meta>
</office:document-meta>
</file>